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Text_20_body">
      <style:paragraph-properties fo:text-align="start" style:justify-single-word="false"/>
      <style:text-properties officeooo:rsid="01e069e7" officeooo:paragraph-rsid="01e069e7"/>
    </style:style>
    <style:style style:name="P5" style:family="paragraph" style:parent-style-name="Text_20_body">
      <style:paragraph-properties fo:text-align="start" style:justify-single-word="false"/>
      <style:text-properties officeooo:rsid="01e14e34" officeooo:paragraph-rsid="01e14e34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text-align="center" style:justify-single-word="false" fo:break-before="page"/>
    </style:style>
    <style:style style:name="P8" style:family="paragraph" style:parent-style-name="Heading_20_3">
      <style:paragraph-properties fo:text-align="center" style:justify-single-word="false" fo:break-before="page"/>
      <style:text-properties officeooo:rsid="01e069e7" officeooo:paragraph-rsid="01e069e7"/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de23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697_1754408385" text:style-name="Index_20_Link" text:visited-style-name="Index_20_Link">Introduction<text:tab/>2</text:a></text:p>
          <text:p text:style-name="P6"><text:a xlink:type="simple" xlink:href="#__RefHeading___Toc39_1222626670" text:style-name="Index_20_Link" text:visited-style-name="Index_20_Link">SipHash Identities<text:tab/>3</text:a></text:p>
        </text:index-body>
      </text:table-of-content>
      <text:p text:style-name="Standard"/>
      <text:h text:style-name="P7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4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  <text:h text:style-name="P8" text:outline-level="3"><text:bookmark-start text:name="__RefHeading___Toc39_1222626670"/>SipHash Identities<text:bookmark-end text:name="__RefHeading___Toc39_1222626670"/></text:h>
      <text:p text:style-name="P4">Smoke utilities the pseudorandom function SipHash in order to generate transport key streams. The 64-bit (16 characters hexadecimal) output may be easily memorized. Members may distribute SipHash identities via various communications applications. SipHash identities are not considered private.</text:p>
      <text:p text:style-name="P5">The generated key streams allow for the distribution of public-key pair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6T19:29:34.868744083</dc:date>
    <meta:editing-duration>P2DT9H12M10S</meta:editing-duration>
    <meta:editing-cycles>601</meta:editing-cycles>
    <meta:generator>LibreOffice/5.1.6.2$Linux_X86_64 LibreOffice_project/10m0$Build-2</meta:generator>
    <meta:document-statistic meta:table-count="0" meta:image-count="0" meta:object-count="0" meta:page-count="3" meta:paragraph-count="8" meta:word-count="91" meta:character-count="711" meta:non-whitespace-character-count="628"/>
  </office:meta>
</office:document-meta>
</file>